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beforeTestMethod( BeforeTestMetho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afterTestClass( AfterTestClas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BeforeMethodDirtiesContext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EventPublishingTests.methodLevelAfterMethodDirtiesContextWithSubsequent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.afterTestExecution( AfterTestExecu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epareTestInstance( PrepareTestInstanc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AfterMethodDirtiesContextWithSubsequentTestMethodTestCase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LevelAfterMethodDirtiesContextWithSubsequentTestMethodTestCase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EventPublishingTests.methodLevelBeforeMethodDirti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.beforeTestExecution( BeforeTestExecu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AfterMethodDirtiesContextTestCase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afterTestMethod( AfterTestMetho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EventPublishingTests.res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EventPublishingTests.methodLevelAfterMethodDirti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rtiesContextEventPublishingTests.classLevelDirti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.beforeTestClass( BeforeTestClas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